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2.5118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2.1583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tecto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8,C19</text:p>
          </table:table-cell>
          <table:table-cell office:value-type="string" calcext:value-type="string">
            <text:p>C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uF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inHeader_1x08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4_Counter_Clockwi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TerminalBlock_bornier-2_P5.0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11,U10</text:p>
          </table:table-cell>
          <table:table-cell office:value-type="string" calcext:value-type="string">
            <text:p>SOP-16_4.55x10.3mm_P1.27mm</text:p>
          </table:table-cell>
          <table:table-cell office:value-type="float" office:value="2" calcext:value-type="float">
            <text:p>2</text:p>
          </table:table-cell>
          <table:table-cell office:value-type="float" office:value="74166" calcext:value-type="float">
            <text:p>7416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TSOP-5_1.65x3.05mm_P0.9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LVC1G0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8,U7,U6,U5</text:p>
          </table:table-cell>
          <table:table-cell office:value-type="string" calcext:value-type="string">
            <text:p>SOP-16_4.55x10.3mm_P1.27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4LS16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VSSOP-8_3.0x3.0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555xMM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P5,TP4</text:p>
          </table:table-cell>
          <table:table-cell office:value-type="string" calcext:value-type="string">
            <text:p>TestPoint_Pad_D1.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Point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document-statistic meta:table-count="1" meta:cell-count="51" meta:object-count="0"/>
  </office:meta>
</office:document-meta>
</file>